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940" officeooo:paragraph-rsid="00194940"/>
    </style:style>
    <style:style style:name="P2" style:family="paragraph" style:parent-style-name="Standard">
      <style:text-properties officeooo:rsid="00194940" officeooo:paragraph-rsid="001a26f4"/>
    </style:style>
    <style:style style:name="P3" style:family="paragraph" style:parent-style-name="Standard" style:list-style-name="L1">
      <style:text-properties officeooo:rsid="00194940" officeooo:paragraph-rsid="002fb739"/>
    </style:style>
    <style:style style:name="P4" style:family="paragraph" style:parent-style-name="Standard">
      <style:text-properties officeooo:rsid="00194940" officeooo:paragraph-rsid="001ea4f7"/>
    </style:style>
    <style:style style:name="P5" style:family="paragraph" style:parent-style-name="Standard">
      <style:text-properties officeooo:rsid="00194940" officeooo:paragraph-rsid="002fb739"/>
    </style:style>
    <style:style style:name="P6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7" style:family="paragraph" style:parent-style-name="Standard">
      <style:text-properties officeooo:paragraph-rsid="00194940"/>
    </style:style>
    <style:style style:name="P8" style:family="paragraph" style:parent-style-name="Standard">
      <style:text-properties officeooo:rsid="001c348b" officeooo:paragraph-rsid="00245f48"/>
    </style:style>
    <style:style style:name="P9" style:family="paragraph" style:parent-style-name="Standard">
      <style:text-properties officeooo:rsid="001c348b" officeooo:paragraph-rsid="0033d7b6"/>
    </style:style>
    <style:style style:name="P10" style:family="paragraph" style:parent-style-name="Standard" style:list-style-name="L1">
      <style:text-properties officeooo:paragraph-rsid="001c348b"/>
    </style:style>
    <style:style style:name="P11" style:family="paragraph" style:parent-style-name="Standard" style:list-style-name="L1">
      <style:text-properties officeooo:paragraph-rsid="002fb739"/>
    </style:style>
    <style:style style:name="P12" style:family="paragraph" style:parent-style-name="Standard">
      <style:text-properties officeooo:rsid="001d7d04" officeooo:paragraph-rsid="001d7d04"/>
    </style:style>
    <style:style style:name="P13" style:family="paragraph" style:parent-style-name="Standard">
      <style:text-properties officeooo:rsid="001d7d04" officeooo:paragraph-rsid="002798d4"/>
    </style:style>
    <style:style style:name="P14" style:family="paragraph" style:parent-style-name="Standard">
      <style:text-properties officeooo:rsid="001d7d04" officeooo:paragraph-rsid="0028fbb2"/>
    </style:style>
    <style:style style:name="P15" style:family="paragraph" style:parent-style-name="Standard">
      <style:text-properties officeooo:rsid="001d7d04" officeooo:paragraph-rsid="002658db"/>
    </style:style>
    <style:style style:name="P16" style:family="paragraph" style:parent-style-name="Standard">
      <style:text-properties officeooo:rsid="001d7d04" officeooo:paragraph-rsid="0031e9fc"/>
    </style:style>
    <style:style style:name="P17" style:family="paragraph" style:parent-style-name="Standard">
      <style:text-properties officeooo:rsid="001d7d04" officeooo:paragraph-rsid="0033d7b6"/>
    </style:style>
    <style:style style:name="P18" style:family="paragraph" style:parent-style-name="Standard">
      <style:text-properties officeooo:paragraph-rsid="001d7d04"/>
    </style:style>
    <style:style style:name="P19" style:family="paragraph" style:parent-style-name="Standard">
      <style:text-properties officeooo:rsid="001ea4f7" officeooo:paragraph-rsid="001ea4f7"/>
    </style:style>
    <style:style style:name="P20" style:family="paragraph" style:parent-style-name="Standard">
      <style:text-properties officeooo:rsid="001ea4f7" officeooo:paragraph-rsid="002658db"/>
    </style:style>
    <style:style style:name="P21" style:family="paragraph" style:parent-style-name="Standard">
      <style:text-properties officeooo:rsid="001ea4f7" officeooo:paragraph-rsid="002798d4"/>
    </style:style>
    <style:style style:name="P22" style:family="paragraph" style:parent-style-name="Standard">
      <style:text-properties officeooo:rsid="001ea4f7" officeooo:paragraph-rsid="0033d7b6"/>
    </style:style>
    <style:style style:name="P23" style:family="paragraph" style:parent-style-name="Standard">
      <style:text-properties officeooo:paragraph-rsid="001ea4f7"/>
    </style:style>
    <style:style style:name="P24" style:family="paragraph" style:parent-style-name="Standard">
      <style:text-properties officeooo:rsid="001efdf8" officeooo:paragraph-rsid="001efdf8"/>
    </style:style>
    <style:style style:name="P25" style:family="paragraph" style:parent-style-name="Standard">
      <style:text-properties officeooo:rsid="001efdf8" officeooo:paragraph-rsid="002798d4"/>
    </style:style>
    <style:style style:name="P26" style:family="paragraph" style:parent-style-name="Standard">
      <style:text-properties officeooo:rsid="001efdf8" officeooo:paragraph-rsid="0028fbb2"/>
    </style:style>
    <style:style style:name="P27" style:family="paragraph" style:parent-style-name="Standard">
      <style:text-properties officeooo:rsid="001efdf8" officeooo:paragraph-rsid="0033d7b6"/>
    </style:style>
    <style:style style:name="P28" style:family="paragraph" style:parent-style-name="Standard">
      <style:text-properties officeooo:rsid="00208991" officeooo:paragraph-rsid="00208991"/>
    </style:style>
    <style:style style:name="P29" style:family="paragraph" style:parent-style-name="Standard">
      <style:text-properties officeooo:rsid="00208991" officeooo:paragraph-rsid="002798d4"/>
    </style:style>
    <style:style style:name="P30" style:family="paragraph" style:parent-style-name="Standard">
      <style:text-properties officeooo:rsid="00208991" officeooo:paragraph-rsid="0028fbb2"/>
    </style:style>
    <style:style style:name="P31" style:family="paragraph" style:parent-style-name="Standard">
      <style:text-properties officeooo:rsid="00208991" officeooo:paragraph-rsid="0033d7b6"/>
    </style:style>
    <style:style style:name="P32" style:family="paragraph" style:parent-style-name="Standard">
      <style:text-properties officeooo:rsid="0021b431" officeooo:paragraph-rsid="002658db"/>
    </style:style>
    <style:style style:name="P33" style:family="paragraph" style:parent-style-name="Standard">
      <style:text-properties officeooo:rsid="00233a55" officeooo:paragraph-rsid="00233a55"/>
    </style:style>
    <style:style style:name="P34" style:family="paragraph" style:parent-style-name="Standard">
      <style:text-properties officeooo:rsid="00233a55" officeooo:paragraph-rsid="002658db"/>
    </style:style>
    <style:style style:name="P35" style:family="paragraph" style:parent-style-name="Standard">
      <style:text-properties officeooo:rsid="00233a55" officeooo:paragraph-rsid="0028fbb2"/>
    </style:style>
    <style:style style:name="P36" style:family="paragraph" style:parent-style-name="Standard">
      <style:text-properties officeooo:rsid="00233a55" officeooo:paragraph-rsid="0033d7b6"/>
    </style:style>
    <style:style style:name="P37" style:family="paragraph" style:parent-style-name="Standard">
      <style:text-properties officeooo:rsid="00233d85" officeooo:paragraph-rsid="002798d4"/>
    </style:style>
    <style:style style:name="P38" style:family="paragraph" style:parent-style-name="Standard">
      <style:text-properties officeooo:paragraph-rsid="002fb739"/>
    </style:style>
    <style:style style:name="P39" style:family="paragraph" style:parent-style-name="Standard" style:list-style-name="L1">
      <style:text-properties officeooo:rsid="00305dab" officeooo:paragraph-rsid="00305dab"/>
    </style:style>
    <style:style style:name="P40" style:family="paragraph" style:parent-style-name="Standard">
      <style:text-properties officeooo:paragraph-rsid="002798d4"/>
    </style:style>
    <style:style style:name="P41" style:family="paragraph" style:parent-style-name="Standard">
      <style:text-properties officeooo:paragraph-rsid="00245f48"/>
    </style:style>
    <style:style style:name="P42" style:family="paragraph" style:parent-style-name="Standard">
      <style:text-properties officeooo:paragraph-rsid="002658db"/>
    </style:style>
    <style:style style:name="P43" style:family="paragraph" style:parent-style-name="Standard">
      <style:text-properties officeooo:rsid="0031e9fc" officeooo:paragraph-rsid="0031e9fc"/>
    </style:style>
    <style:style style:name="P44" style:family="paragraph" style:parent-style-name="Standard">
      <style:text-properties officeooo:rsid="0031e9fc" officeooo:paragraph-rsid="0033d7b6"/>
    </style:style>
    <style:style style:name="P45" style:family="paragraph" style:parent-style-name="Standard">
      <style:text-properties officeooo:paragraph-rsid="0031e9fc"/>
    </style:style>
    <style:style style:name="P46" style:family="paragraph" style:parent-style-name="Standard">
      <style:text-properties officeooo:paragraph-rsid="0033d7b6"/>
    </style:style>
    <style:style style:name="P47" style:family="paragraph" style:parent-style-name="Standard">
      <style:text-properties officeooo:paragraph-rsid="0024cd18"/>
    </style:style>
    <style:style style:name="P48" style:family="paragraph" style:parent-style-name="Standard">
      <style:text-properties officeooo:rsid="00361956" officeooo:paragraph-rsid="00361956"/>
    </style:style>
    <style:style style:name="P49" style:family="paragraph" style:parent-style-name="Standard">
      <style:text-properties officeooo:rsid="00361956" officeooo:paragraph-rsid="00372172"/>
    </style:style>
    <style:style style:name="P50" style:family="paragraph" style:parent-style-name="Standard">
      <style:text-properties officeooo:paragraph-rsid="00361956"/>
    </style:style>
    <style:style style:name="P51" style:family="paragraph" style:parent-style-name="Standard">
      <style:text-properties officeooo:rsid="003649a1" officeooo:paragraph-rsid="003649a1"/>
    </style:style>
    <style:style style:name="P52" style:family="paragraph" style:parent-style-name="Standard">
      <style:text-properties officeooo:paragraph-rsid="003649a1"/>
    </style:style>
    <style:style style:name="P53" style:family="paragraph" style:parent-style-name="Standard">
      <style:text-properties officeooo:rsid="00372172" officeooo:paragraph-rsid="00372172"/>
    </style:style>
    <style:style style:name="P54" style:family="paragraph" style:parent-style-name="Standard">
      <style:text-properties officeooo:paragraph-rsid="00372172"/>
    </style:style>
    <style:style style:name="T1" style:family="text">
      <style:text-properties officeooo:rsid="00194940"/>
    </style:style>
    <style:style style:name="T2" style:family="text">
      <style:text-properties officeooo:rsid="001a26f4"/>
    </style:style>
    <style:style style:name="T3" style:family="text">
      <style:text-properties officeooo:rsid="001a7203"/>
    </style:style>
    <style:style style:name="T4" style:family="text">
      <style:text-properties officeooo:rsid="001c348b"/>
    </style:style>
    <style:style style:name="T5" style:family="text">
      <style:text-properties officeooo:rsid="001d7d04"/>
    </style:style>
    <style:style style:name="T6" style:family="text">
      <style:text-properties officeooo:rsid="001ea4f7"/>
    </style:style>
    <style:style style:name="T7" style:family="text">
      <style:text-properties officeooo:rsid="001efdf8"/>
    </style:style>
    <style:style style:name="T8" style:family="text">
      <style:text-properties officeooo:rsid="00208991"/>
    </style:style>
    <style:style style:name="T9" style:family="text">
      <style:text-properties officeooo:rsid="0021b431"/>
    </style:style>
    <style:style style:name="T10" style:family="text">
      <style:text-properties officeooo:rsid="00233a55"/>
    </style:style>
    <style:style style:name="T11" style:family="text">
      <style:text-properties officeooo:rsid="00245f4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45f48" style:font-style-asian="normal" style:font-style-complex="normal"/>
    </style:style>
    <style:style style:name="T14" style:family="text">
      <style:text-properties fo:font-style="normal" officeooo:rsid="001ea4f7" style:font-style-asian="normal" style:font-style-complex="normal"/>
    </style:style>
    <style:style style:name="T15" style:family="text">
      <style:text-properties fo:font-style="normal" officeooo:rsid="00208991" style:font-style-asian="normal" style:font-style-complex="normal"/>
    </style:style>
    <style:style style:name="T16" style:family="text">
      <style:text-properties fo:font-style="normal" officeooo:rsid="002658db" style:font-style-asian="normal" style:font-style-complex="normal"/>
    </style:style>
    <style:style style:name="T17" style:family="text">
      <style:text-properties officeooo:rsid="0024cd18"/>
    </style:style>
    <style:style style:name="T18" style:family="text">
      <style:text-properties officeooo:rsid="002658db"/>
    </style:style>
    <style:style style:name="T19" style:family="text">
      <style:text-properties officeooo:rsid="002798d4"/>
    </style:style>
    <style:style style:name="T20" style:family="text">
      <style:text-properties officeooo:rsid="0028fbb2"/>
    </style:style>
    <style:style style:name="T21" style:family="text">
      <style:text-properties officeooo:rsid="002adc6f"/>
    </style:style>
    <style:style style:name="T22" style:family="text">
      <style:text-properties officeooo:rsid="002c28fb"/>
    </style:style>
    <style:style style:name="T23" style:family="text">
      <style:text-properties officeooo:rsid="002de998"/>
    </style:style>
    <style:style style:name="T24" style:family="text">
      <style:text-properties officeooo:rsid="002fb739"/>
    </style:style>
    <style:style style:name="T25" style:family="text">
      <style:text-properties officeooo:rsid="00305dab"/>
    </style:style>
    <style:style style:name="T26" style:family="text">
      <style:text-properties officeooo:rsid="00361956"/>
    </style:style>
    <style:style style:name="T27" style:family="text">
      <style:text-properties officeooo:rsid="003649a1"/>
    </style:style>
    <style:style style:name="T28" style:family="text">
      <style:text-properties officeooo:rsid="00372172"/>
    </style:style>
    <style:style style:name="T29" style:family="text">
      <style:text-properties officeooo:rsid="00379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gion-specific random encounters</text:p>
      <text:p text:style-name="P1"/>
      <text:p text:style-name="P1">Monsters:</text:p>
      <text:p text:style-name="P1">- Ironlanders, majority of encounters</text:p>
      <text:p text:style-name="P1">– Broken, not found on barrier islands (they can’t be assumed to have ships)</text:p>
      <text:p text:style-name="P1">– Common folk: most ironlanders are these</text:p>
      <text:p text:style-name="P1">– Hunters: not on the barrier islands or jagged coast. Common in the forrests</text:p>
      <text:p text:style-name="P1">– Mystic: uncommon wherever Ironlanders are</text:p>
      <text:p text:style-name="P1">– Raiders: common wherever Ironlanders are, but particularly on the roads between settlements</text:p>
      <text:p text:style-name="P1">– Warriors: uncommon wherever Ironlanders are</text:p>
      <text:p text:style-name="P1"/>
      <text:p text:style-name="P1">- Firstborn</text:p>
      <text:p text:style-name="P1">– Elves: common in the forests, as are gaunts</text:p>
      <text:p text:style-name="P1">– <text:span text:style-name="T2">Giants, in the tempest hills and veiled mountains</text:span></text:p>
      <text:p text:style-name="P1">– <text:span text:style-name="T2">Primordials, are to be found in every region, but are specific to that region</text:span></text:p>
      <text:p text:style-name="P1">– <text:span text:style-name="T2">Trolls: Flooded Land, Hinterlands, Havens. Shy creatures, chance to not interact</text:span></text:p>
      <text:p text:style-name="P1">– <text:span text:style-name="T2">Varou: Deep Wilds, Hinterlands</text:span></text:p>
      <text:p text:style-name="P1"/>
      <text:p text:style-name="P1">- <text:span text:style-name="T2">Animals</text:span></text:p>
      <text:p text:style-name="P2">– <text:span text:style-name="T2">Silver bears: Veiled Mountains</text:span></text:p>
      <text:p text:style-name="P2">– <text:span text:style-name="T2">Ash bears: all woodlands</text:span></text:p>
      <text:p text:style-name="P1">– <text:span text:style-name="T2">Boar: common on the mainland</text:span></text:p>
      <text:p text:style-name="P1">– <text:span text:style-name="T2">Gaunt: Deep wilds, Hinterlands, with elves sometimes</text:span></text:p>
      <text:p text:style-name="P1">– <text:span text:style-name="T2">Marsh rat: Flooded lands, Hinterlands, Deep wilds</text:span></text:p>
      <text:p text:style-name="P1">– <text:span text:style-name="T2">Wolves: common outside settlements on the mainland, shy creatures</text:span></text:p>
      <text:p text:style-name="P1"/>
      <text:p text:style-name="P1">- <text:span text:style-name="T2">Beasts</text:span></text:p>
      <text:p text:style-name="P1">– <text:span text:style-name="T2">Basilisks: Flooded lands</text:span></text:p>
      <text:p text:style-name="P1">– <text:span text:style-name="T2">Elder beasts: massive kin of boars, bears and wolves (to be found where they are)</text:span></text:p>
      <text:p text:style-name="P1">– <text:span text:style-name="T3">Spiders: all woodlands</text:span></text:p>
      <text:p text:style-name="P1">– <text:span text:style-name="T3">Leviathan: barrier islands</text:span></text:p>
      <text:p text:style-name="P1">– <text:span text:style-name="T3">Mammoth: tempest hills, shy creature</text:span></text:p>
      <text:p text:style-name="P1">– <text:span text:style-name="T3">Tawny wyverns: Barrier Islands, jagged coast</text:span></text:p>
      <text:p text:style-name="P1">– <text:span text:style-name="T3">Verdant Wyverns: all forests</text:span></text:p>
      <text:p text:style-name="P1">– <text:span text:style-name="T3">Iron Wyverns: tempest hills, veiled mountains</text:span></text:p>
      <text:p text:style-name="P1"/>
      <text:p text:style-name="P1">- <text:span text:style-name="T3">Horrors</text:span></text:p>
      <text:p text:style-name="P1">– <text:span text:style-name="T3">Bonewalker: found wherever Ironlanders are found</text:span></text:p>
      <text:p text:style-name="P1">– <text:span text:style-name="T3">Chimera: found anywhere</text:span></text:p>
      <text:p text:style-name="P1">– <text:span text:style-name="T3">Frostbound: shattered wastes, veiled mountains</text:span></text:p>
      <text:p text:style-name="P1">– <text:span text:style-name="T3">Haunts: found everywhere</text:span></text:p>
      <text:p text:style-name="P1">– <text:span text:style-name="T3">Hollow: found anywhere elves are found</text:span></text:p>
      <text:p text:style-name="P1">– <text:span text:style-name="T3">Iron revenant: found everywhere</text:span></text:p>
      <text:p text:style-name="P1">– <text:span text:style-name="T3">Sodden: found near bodies of water</text:span></text:p>
      <text:p text:style-name="P1"/>
      <text:p text:style-name="P1">Regions:</text:p>
      <text:p text:style-name="P7"><text:span text:style-name="T1">– Within settlements:</text:span></text:p>
      <text:list xml:id="list4260848843" text:style-name="L1">
        <text:list-item>
          <text:p text:style-name="P10">Common folk 70%</text:p>
        </text:list-item>
        <text:list-item>
          <text:p text:style-name="P10"><text:span text:style-name="T4">Mystics 5%</text:span></text:p>
        </text:list-item>
        <text:list-item>
          <text:p text:style-name="P10"><text:span text:style-name="T4">Raiders </text:span><text:span text:style-name="T25">15</text:span><text:span text:style-name="T4">%</text:span></text:p>
        </text:list-item>
        <text:list-item>
          <text:p text:style-name="P10"><text:span text:style-name="T4">Warriors </text:span><text:span text:style-name="T25">1</text:span><text:span text:style-name="T4">0%</text:span></text:p>
        </text:list-item>
      </text:list>
      <text:p text:style-name="P1"/>
      <text:p text:style-name="P38"><text:soft-page-break/><text:span text:style-name="T1">– </text:span><text:span text:style-name="T24">Outside/close to</text:span><text:span text:style-name="T1"> settlements:</text:span></text:p>
      <text:list xml:id="list90816333159488" text:continue-numbering="true" text:style-name="L1">
        <text:list-item>
          <text:p text:style-name="P11">Common folk <text:span text:style-name="T25">50</text:span>%</text:p>
        </text:list-item>
        <text:list-item>
          <text:p text:style-name="P11"><text:span text:style-name="T4">Mystics </text:span><text:span text:style-name="T25">5</text:span><text:span text:style-name="T4">%</text:span></text:p>
        </text:list-item>
        <text:list-item>
          <text:p text:style-name="P11"><text:span text:style-name="T4">Raiders </text:span><text:span text:style-name="T25">30</text:span><text:span text:style-name="T4">%</text:span></text:p>
        </text:list-item>
        <text:list-item>
          <text:p text:style-name="P3"><text:span text:style-name="T4">Warriors </text:span><text:span text:style-name="T25">10</text:span><text:span text:style-name="T4">%</text:span></text:p>
        </text:list-item>
        <text:list-item>
          <text:p text:style-name="P39">Haunt 5%</text:p>
        </text:list-item>
      </text:list>
      <text:p text:style-name="P5"/>
      <text:p text:style-name="P1">– <text:span text:style-name="T4">Barrier islands:</text:span></text:p>
      <text:p text:style-name="P43">Foe | Type | Rank</text:p>
      <text:p text:style-name="P43">--- | --- | ---</text:p>
      <text:p text:style-name="P8">Common folk | Ironlander |<text:span text:style-name="T6"> </text:span><text:span text:style-name="T13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41"><text:span text:style-name="T4">Warrior | Ironlander |</text:span><text:span text:style-name="T6"> </text:span><text:span text:style-name="T11">Dangerous</text:span></text:p>
      <text:p text:style-name="P40"><text:span text:style-name="T4">Bonewalker | Horror |</text:span><text:span text:style-name="T8"> </text:span><text:span text:style-name="T19">Dangerous</text:span></text:p>
      <text:p text:style-name="P13">Haunt | Horror |<text:span text:style-name="T10"> </text:span><text:span text:style-name="T19">Formidable</text:span></text:p>
      <text:p text:style-name="P16">Sodden | Horror | <text:span text:style-name="T20">Formidable</text:span> most common horror</text:p>
      <text:p text:style-name="P16"><text:span text:style-name="T4">Tawny Wyvern | Beast | </text:span><text:span text:style-name="T19">Extreme</text:span></text:p>
      <text:p text:style-name="P14">Iron Revenant | Horror |<text:span text:style-name="T8"> </text:span><text:span text:style-name="T19">Extreme</text:span></text:p>
      <text:p text:style-name="P16">Chimera<text:span text:style-name="T4"> | Horror |</text:span><text:span text:style-name="T8"> </text:span><text:span text:style-name="T19">Extreme</text:span></text:p>
      <text:p text:style-name="P12">Sea <text:span text:style-name="T18">P</text:span>rimordial | Firstborn | <text:span text:style-name="T18">Extreme</text:span></text:p>
      <text:p text:style-name="P16"><text:span text:style-name="T4">Leviathan | Beast | </text:span><text:span text:style-name="T19">Epic</text:span></text:p>
      <text:p text:style-name="P12"/>
      <text:p text:style-name="P18"><text:span text:style-name="T1">– </text:span><text:span text:style-name="T5">Ragged coast</text:span><text:span text:style-name="T4">:</text:span></text:p>
      <text:p text:style-name="P43">Foe | Type | Rank</text:p>
      <text:p text:style-name="P43">--- | --- | ---</text:p>
      <text:p text:style-name="P41"><text:span text:style-name="T4">Common folk | Ironlander |</text:span><text:span text:style-name="T6"> </text:span><text:span text:style-name="T13">Troublesome</text:span></text:p>
      <text:p text:style-name="P16">Broken | Ironlander |<text:span text:style-name="T12"> </text:span><text:span text:style-name="T13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15">Wolf | Animal |<text:span text:style-name="T8"> </text:span><text:span text:style-name="T18">Dangerous</text:span></text:p>
      <text:p text:style-name="P42"><text:span text:style-name="T5">Boar | Animal |</text:span><text:span text:style-name="T8"> </text:span><text:span text:style-name="T18">Dangerous</text:span></text:p>
      <text:p text:style-name="P45"><text:span text:style-name="T4">Bonewalker | Horror |</text:span><text:span text:style-name="T8"> </text:span><text:span text:style-name="T19">Dangerous</text:span></text:p>
      <text:p text:style-name="P13">Haunt | Horror |<text:span text:style-name="T10"> </text:span><text:span text:style-name="T19">Formidable</text:span></text:p>
      <text:p text:style-name="P17">Sodden | Horror | <text:span text:style-name="T20">Formidable</text:span></text:p>
      <text:p text:style-name="P17">Iron Revenant | Horror |<text:span text:style-name="T8"> </text:span><text:span text:style-name="T19">Extreme</text:span></text:p>
      <text:p text:style-name="P9">Tawny Wyvern | Beast | <text:span text:style-name="T19">Extreme</text:span></text:p>
      <text:p text:style-name="P17">Chimera<text:span text:style-name="T4"> | Horror |</text:span><text:span text:style-name="T8"> </text:span><text:span text:style-name="T19">Extreme</text:span></text:p>
      <text:p text:style-name="P18"><text:span text:style-name="T5">Sea </text:span><text:span text:style-name="T6">P</text:span><text:span text:style-name="T5">rimordial | Firstborn | </text:span><text:span text:style-name="T18">Extreme</text:span></text:p>
      <text:p text:style-name="P12"/>
      <text:p text:style-name="P19">– Deep wilds</text:p>
      <text:p text:style-name="P43">Foe | Type | Rank</text:p>
      <text:p text:style-name="P43">--- | --- | ---</text:p>
      <text:p text:style-name="P41"><text:span text:style-name="T1">Broken | </text:span><text:span text:style-name="T6">Ironlander |</text:span><text:span text:style-name="T14"> </text:span><text:span text:style-name="T13">Troublesome</text:span></text:p>
      <text:p text:style-name="P22">Marsh Rat | Animal |<text:span text:style-name="T8"> </text:span><text:span text:style-name="T18">Troublesome</text:span></text:p>
      <text:p text:style-name="P23"><text:span text:style-name="T1">Hunters | </text:span><text:span text:style-name="T6">Ironlander | </text:span><text:span text:style-name="T11">Dangerous</text:span></text:p>
      <text:p text:style-name="P41"><text:span text:style-name="T1">Mystic | </text:span><text:span text:style-name="T6">Ironlander | </text:span><text:span text:style-name="T11">Dangerous</text:span></text:p>
      <text:p text:style-name="P41"><text:span text:style-name="T1">Raider | </text:span><text:span text:style-name="T6">Ironlander | </text:span><text:span text:style-name="T11">Dangerous</text:span></text:p>
      <text:p text:style-name="P41"><text:span text:style-name="T1">Warrior | </text:span><text:span text:style-name="T6">Ironlander | </text:span><text:span text:style-name="T11">Dangerous</text:span></text:p>
      <text:p text:style-name="P23"><text:span text:style-name="T6">Elf | Firstborn | </text:span><text:span text:style-name="T17">Dangerous</text:span></text:p>
      <text:p text:style-name="P19">Varou | Firstborn | <text:span text:style-name="T18">Dangerous</text:span></text:p>
      <text:p text:style-name="P42"><text:soft-page-break/><text:span text:style-name="T6">Boar | Animal |</text:span><text:span text:style-name="T8"> </text:span><text:span text:style-name="T18">Dangerous</text:span></text:p>
      <text:p text:style-name="P20">Gaunt | Animal |<text:span text:style-name="T8"> </text:span><text:span text:style-name="T18">Dangerous</text:span></text:p>
      <text:p text:style-name="P20">Wolf | Animal |<text:span text:style-name="T8"> </text:span><text:span text:style-name="T18">Dangerous</text:span></text:p>
      <text:p text:style-name="P22"><text:span text:style-name="T19">Harrow </text:span>Spider | Beast | <text:span text:style-name="T19">Dangerous</text:span></text:p>
      <text:p text:style-name="P22">Bonewalker | Horror |<text:span text:style-name="T8"> </text:span><text:span text:style-name="T19">Dangerous</text:span></text:p>
      <text:p text:style-name="P22">Ash Bear | Animal |<text:span text:style-name="T8"> </text:span><text:span text:style-name="T18">Formidable</text:span></text:p>
      <text:p text:style-name="P22">Haunt | Horror |<text:span text:style-name="T10"> </text:span><text:span text:style-name="T19">Formidable</text:span></text:p>
      <text:p text:style-name="P20">Elder Beast | Beast |<text:span text:style-name="T8"> </text:span><text:span text:style-name="T18">Extreme</text:span></text:p>
      <text:p text:style-name="P22"><text:span text:style-name="T18">Forest</text:span> primordial | Firstborn | <text:span text:style-name="T18">Extreme</text:span></text:p>
      <text:p text:style-name="P21">Verdant Wyvern | Beast |<text:span text:style-name="T4"> </text:span><text:span text:style-name="T19">Extreme</text:span></text:p>
      <text:p text:style-name="P21">Chimera | Horror |<text:span text:style-name="T8"> </text:span><text:span text:style-name="T19">Extreme</text:span></text:p>
      <text:p text:style-name="P21">Hollow | Horror |<text:span text:style-name="T8"> </text:span><text:span text:style-name="T19">Extreme</text:span></text:p>
      <text:p text:style-name="P21">Iron Revenant | Horror |<text:span text:style-name="T8"> </text:span><text:span text:style-name="T19">Extreme</text:span></text:p>
      <text:p text:style-name="P21"/>
      <text:p text:style-name="P4">– <text:span text:style-name="T7">Flooded lands</text:span></text:p>
      <text:p text:style-name="P43">Foe | Type | Rank</text:p>
      <text:p text:style-name="P43">--- | --- | ---</text:p>
      <text:p text:style-name="P44"><text:span text:style-name="T18">Marsh</text:span><text:span text:style-name="T7"> Rat | Animal |</text:span><text:span text:style-name="T8"> </text:span><text:span text:style-name="T18">Troublesome</text:span></text:p>
      <text:p text:style-name="P17">Broken | Ironlander |<text:span text:style-name="T14"> </text:span><text:span text:style-name="T13">Troublesome</text:span></text:p>
      <text:p text:style-name="P8">Common folk | Ironlander |<text:span text:style-name="T14"> </text:span><text:span text:style-name="T13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41"><text:span text:style-name="T4">Warrior | Ironlander |</text:span><text:span text:style-name="T6"> </text:span><text:span text:style-name="T11">Dangerous</text:span></text:p>
      <text:p text:style-name="P27">Bonewalker | Horror |<text:span text:style-name="T8"> </text:span><text:span text:style-name="T19">Dangerous</text:span></text:p>
      <text:p text:style-name="P27">Haunt | Horror |<text:span text:style-name="T10"> </text:span><text:span text:style-name="T19">Formidable</text:span></text:p>
      <text:p text:style-name="P24">Troll | Firstborn | <text:span text:style-name="T18">Formidable,</text:span> shy creature</text:p>
      <text:p text:style-name="P46"><text:span text:style-name="T7">Sodden | Horror |</text:span><text:span text:style-name="T5"> </text:span><text:span text:style-name="T20">Formidable</text:span><text:span text:style-name="T7"> Most common horror</text:span></text:p>
      <text:p text:style-name="P24">Basilisk | Beast | <text:span text:style-name="T18">Extreme</text:span></text:p>
      <text:p text:style-name="P25">Chimera | Horror |<text:span text:style-name="T8"> </text:span><text:span text:style-name="T19">Extreme</text:span></text:p>
      <text:p text:style-name="P27"><text:span text:style-name="T18">River</text:span> Primordial | Firstborn | <text:span text:style-name="T18">Extreme</text:span></text:p>
      <text:p text:style-name="P26">Iron Revenant | Horror |<text:span text:style-name="T8"> </text:span><text:span text:style-name="T19">Extreme</text:span></text:p>
      <text:p text:style-name="P26"/>
      <text:p text:style-name="P24">– Havens</text:p>
      <text:p text:style-name="P43">Foe | Type | Rank</text:p>
      <text:p text:style-name="P43">--- | --- | ---</text:p>
      <text:p text:style-name="P17">Broken | Ironlander |<text:span text:style-name="T14"> </text:span><text:span text:style-name="T13">Troublesome</text:span></text:p>
      <text:p text:style-name="P8">Common folk | Ironlander |<text:span text:style-name="T14"> </text:span><text:span text:style-name="T13">Troublesome</text:span></text:p>
      <text:p text:style-name="P8">Mystic | Ironlander |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27">Boar | Animal |<text:span text:style-name="T8"> </text:span><text:span text:style-name="T18">Dangerous</text:span></text:p>
      <text:p text:style-name="P27"><text:span text:style-name="T13">Wolf | Animal |</text:span><text:span text:style-name="T15"> </text:span><text:span text:style-name="T16">Dangerous</text:span></text:p>
      <text:p text:style-name="P27">Bonewalker | Horror |<text:span text:style-name="T8"> </text:span><text:span text:style-name="T19">Dangerous</text:span></text:p>
      <text:p text:style-name="P24">Troll | Firstborn | <text:span text:style-name="T18">Formidable</text:span> rare creature</text:p>
      <text:p text:style-name="P27">Haunt | Horror |<text:span text:style-name="T10"> </text:span><text:span text:style-name="T19">Formidable</text:span></text:p>
      <text:p text:style-name="P27"><text:span text:style-name="T17">River</text:span> Primordial | Firstborn | <text:span text:style-name="T18">Extreme</text:span></text:p>
      <text:p text:style-name="P42"><text:span text:style-name="T7">Elder Beast | Beast |</text:span><text:span text:style-name="T8"> </text:span><text:span text:style-name="T18">Extreme</text:span></text:p>
      <text:p text:style-name="P25">Chimera | Horror |<text:span text:style-name="T8"> </text:span><text:span text:style-name="T19">Extreme</text:span></text:p>
      <text:p text:style-name="P26">Iron Revenant | Horror |<text:span text:style-name="T8"> </text:span><text:span text:style-name="T19">Extreme</text:span></text:p>
      <text:p text:style-name="P24"/>
      <text:p text:style-name="P28">– Hinterlands</text:p>
      <text:p text:style-name="P43">Foe | Type | Rank</text:p>
      <text:p text:style-name="P43"><text:soft-page-break/>--- | --- | ---</text:p>
      <text:p text:style-name="P17">Broken | Ironlander |<text:span text:style-name="T14"> </text:span><text:span text:style-name="T13">Troublesome</text:span></text:p>
      <text:p text:style-name="P8">Common folk | Ironlander |<text:span text:style-name="T14"> </text:span><text:span text:style-name="T13">Troublesome</text:span></text:p>
      <text:p text:style-name="P31"><text:span text:style-name="T13">Marsh Rat | Animal | </text:span><text:span text:style-name="T16">Troublesome</text:span></text:p>
      <text:p text:style-name="P31"/>
      <text:p text:style-name="P8">Mystic | Ironlander |<text:span text:style-name="T6"> </text:span><text:span text:style-name="T11">Dangerous</text:span></text:p>
      <text:p text:style-name="P41"><text:span text:style-name="T8">Hunter</text:span><text:span text:style-name="T4"> | Ironlander |</text:span>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47"><text:span text:style-name="T8">Elf | Firstborn |</text:span><text:span text:style-name="T6"> </text:span><text:span text:style-name="T17">Dangerous</text:span></text:p>
      <text:p text:style-name="P31">Varou | Firstborn | <text:span text:style-name="T18">Dangerous</text:span></text:p>
      <text:p text:style-name="P31">Boar | Animal | <text:span text:style-name="T18">Dangerous</text:span></text:p>
      <text:p text:style-name="P31">Ga<text:span text:style-name="T17">u</text:span>nt | Animal | <text:span text:style-name="T18">Dangerous</text:span></text:p>
      <text:p text:style-name="P31">Wolf | Animal | <text:span text:style-name="T18">Dangerous</text:span></text:p>
      <text:p text:style-name="P31"><text:span text:style-name="T19">Harrow </text:span>Spider | Beast |<text:span text:style-name="T6"> </text:span><text:span text:style-name="T19">Dangerous</text:span></text:p>
      <text:p text:style-name="P31">Bonewalker | Horror | <text:span text:style-name="T19">Dangerous</text:span></text:p>
      <text:p text:style-name="P28">Troll | Firstborn | <text:span text:style-name="T18">Formidable</text:span> shy creature</text:p>
      <text:p text:style-name="P31">Haunt | Horror |<text:span text:style-name="T10"> </text:span><text:span text:style-name="T19">Formidable</text:span></text:p>
      <text:p text:style-name="P28">Ash <text:span text:style-name="T18">B</text:span>ear | Animal | <text:span text:style-name="T18">Formidable</text:span></text:p>
      <text:p text:style-name="P42"><text:span text:style-name="T8">Elder Beast | Beast | </text:span><text:span text:style-name="T18">Extreme</text:span></text:p>
      <text:p text:style-name="P46"><text:span text:style-name="T17">Forest</text:span><text:span text:style-name="T8"> Primordial | Firstborn | </text:span><text:span text:style-name="T18">Extreme</text:span></text:p>
      <text:p text:style-name="P31">Verdant Wyvern | Beast |<text:span text:style-name="T4"> </text:span><text:span text:style-name="T19">Extreme</text:span></text:p>
      <text:p text:style-name="P28">Chimera | Horror | <text:span text:style-name="T19">Extreme</text:span></text:p>
      <text:p text:style-name="P28">Hollow | Horror | <text:span text:style-name="T19">Extreme</text:span></text:p>
      <text:p text:style-name="P40"><text:span text:style-name="T8">Iron Rev</text:span><text:span text:style-name="T19">e</text:span><text:span text:style-name="T8">n</text:span><text:span text:style-name="T19">a</text:span><text:span text:style-name="T8">nt | Horror | </text:span><text:span text:style-name="T19">Extreme</text:span></text:p>
      <text:p text:style-name="P28"/>
      <text:p text:style-name="P28">– Tempest Hills</text:p>
      <text:p text:style-name="P43">Foe | Type | Rank</text:p>
      <text:p text:style-name="P43">--- | --- | ---</text:p>
      <text:p text:style-name="P8">Common folk | Ironlander |<text:span text:style-name="T6"> </text:span><text:span text:style-name="T13">Troublesome</text:span></text:p>
      <text:p text:style-name="P41"><text:span text:style-name="T4">Mystic | Ironlander |</text:span><text:span text:style-name="T6"> </text:span><text:span text:style-name="T11">Dangerous</text:span></text:p>
      <text:p text:style-name="P8">Raider | Ironlander |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31">Bonewalker | Horror | <text:span text:style-name="T19">Dangerous</text:span></text:p>
      <text:p text:style-name="P32">Wolf | Animal |<text:span text:style-name="T8"> </text:span><text:span text:style-name="T18">Dangerous</text:span></text:p>
      <text:p text:style-name="P31">Haunt | Horror |<text:span text:style-name="T10"> </text:span><text:span text:style-name="T19">Formidable</text:span></text:p>
      <text:p text:style-name="P32">Elder Beast | Beast |<text:span text:style-name="T8"> </text:span><text:span text:style-name="T18">Extreme</text:span> wolf only</text:p>
      <text:p text:style-name="P33">Mammoth | Beast | <text:span text:style-name="T19">Extreme</text:span></text:p>
      <text:p text:style-name="P33">Iron Wyvern | Beast | <text:span text:style-name="T19">Extreme</text:span></text:p>
      <text:p text:style-name="P29">Chimera | Horror | <text:span text:style-name="T19">Extreme</text:span></text:p>
      <text:p text:style-name="P31">Mountain Primordial | Firstborn | <text:span text:style-name="T18">Extreme</text:span></text:p>
      <text:p text:style-name="P30">Iron Revenant | Horror | <text:span text:style-name="T19">Extreme</text:span></text:p>
      <text:p text:style-name="P31">Giant | Firstborn | <text:span text:style-name="T17">Extreme</text:span></text:p>
      <text:p text:style-name="P33"/>
      <text:p text:style-name="P33">– Veiled Mountains</text:p>
      <text:p text:style-name="P43">Foe | Type | Rank</text:p>
      <text:p text:style-name="P43">--- | --- | ---</text:p>
      <text:p text:style-name="P8">Common folk | Ironlander |<text:span text:style-name="T14"> </text:span><text:span text:style-name="T13">Troublesome</text:span></text:p>
      <text:p text:style-name="P41"><text:span text:style-name="T4">Mystic | Ironlander |</text:span><text:span text:style-name="T6"> </text:span><text:span text:style-name="T11">Dangerous</text:span></text:p>
      <text:p text:style-name="P8">Warrior | Ironlander |<text:span text:style-name="T6"> </text:span><text:span text:style-name="T11">Dangerous</text:span></text:p>
      <text:p text:style-name="P31">Bonewalker | Horror | <text:span text:style-name="T19">Dangerous</text:span></text:p>
      <text:p text:style-name="P34">Silver Bear | Animal |<text:span text:style-name="T8"> </text:span><text:span text:style-name="T18">Formidable</text:span></text:p>
      <text:p text:style-name="P40"><text:soft-page-break/><text:span text:style-name="T10">Frostbound</text:span><text:span text:style-name="T8"> | Horror | </text:span><text:span text:style-name="T19">Formidable</text:span><text:span text:style-name="T8"> </text:span><text:span text:style-name="T10">most common </text:span><text:span text:style-name="T19">horror</text:span></text:p>
      <text:p text:style-name="P29">Haunt | Horror |<text:span text:style-name="T10"> </text:span><text:span text:style-name="T19">Formidable</text:span></text:p>
      <text:p text:style-name="P30">Iron Revenant | Horror | <text:span text:style-name="T19">Extreme</text:span></text:p>
      <text:p text:style-name="P31">Giant | Firstborn | <text:span text:style-name="T17">Extreme</text:span></text:p>
      <text:p text:style-name="P31">Chimera | Horror | <text:span text:style-name="T19">Extreme</text:span></text:p>
      <text:p text:style-name="P31">Mountain Primordial | Firstborn | <text:span text:style-name="T18">Extreme</text:span></text:p>
      <text:p text:style-name="P46"><text:span text:style-name="T9">Elder Beast | Beast |</text:span><text:span text:style-name="T8"> </text:span><text:span text:style-name="T18">Extreme</text:span><text:span text:style-name="T9"> </text:span><text:span text:style-name="T10">bear</text:span><text:span text:style-name="T9"> only</text:span></text:p>
      <text:p text:style-name="P36">Iron Wyvern | Beast | <text:span text:style-name="T19">Extreme</text:span></text:p>
      <text:p text:style-name="P31"/>
      <text:p text:style-name="P33">– Shattered Wastes</text:p>
      <text:p text:style-name="P43">Foe | Type | Rank</text:p>
      <text:p text:style-name="P43">--- | --- | ---</text:p>
      <text:p text:style-name="P41"><text:span text:style-name="T4">Mystic | Ironlander |</text:span><text:span text:style-name="T6"> </text:span><text:span text:style-name="T11">Dangerous</text:span></text:p>
      <text:p text:style-name="P40"><text:span text:style-name="T10">Frostbound | Horror | </text:span><text:span text:style-name="T19">Formidable</text:span></text:p>
      <text:p text:style-name="P37">Haunt | Horror |<text:span text:style-name="T10"> </text:span><text:span text:style-name="T19">Formidable</text:span></text:p>
      <text:p text:style-name="P36">Ice Primordial | <text:span text:style-name="T18">Firstborn</text:span> | <text:span text:style-name="T21">E</text:span><text:span text:style-name="T23">xtreme</text:span></text:p>
      <text:p text:style-name="P35">Iron Revenant | Horror |<text:span text:style-name="T8"> </text:span><text:span text:style-name="T19">Extreme</text:span></text:p>
      <text:p text:style-name="P36"><text:span text:style-name="T22">Giant </text:span>Ice Primordial | <text:span text:style-name="T18">Firstborn</text:span> | <text:span text:style-name="T21">Epic</text:span></text:p>
      <text:p text:style-name="P36"/>
      <text:p text:style-name="P48">– Probabilities <text:span text:style-name="T28">of encounter by rank</text:span></text:p>
      <text:p text:style-name="P48">Region | Troublesome | Dangerous | Formidable | Extreme | Epic</text:p>
      <text:p text:style-name="P48">--- | --- | --- | --- | --- | ---</text:p>
      <text:p text:style-name="P48">Barrier Islands | 0.25 | 0.25 | 0.25 | 0.2 | 0.05</text:p>
      <text:p text:style-name="P50"><text:span text:style-name="T26">Ragged Coast | 0.25 | 0.25 | 0.25 | 0.25 | 0</text:span></text:p>
      <text:p text:style-name="P48">Deep Wilds | 0.25 | 0.25 | 0.25 | 0.25 | 0</text:p>
      <text:p text:style-name="P48">Flooded Lands | 0.25 | 0.25 | 0.25 | 0.25 | 0</text:p>
      <text:p text:style-name="P50"><text:span text:style-name="T26">Havens | 0.3 | 0.3 | 0.25 | 0.15 | 0</text:span></text:p>
      <text:p text:style-name="P50"><text:span text:style-name="T26">Hinterlands | 0.2 | 0.</text:span><text:span text:style-name="T27">2</text:span><text:span text:style-name="T26"> | 0.</text:span><text:span text:style-name="T27">3</text:span><text:span text:style-name="T26"> | 0.</text:span><text:span text:style-name="T27">3</text:span><text:span text:style-name="T26"> | 0</text:span></text:p>
      <text:p text:style-name="P50"><text:span text:style-name="T26">Tempest Hills | 0.15 | 0.</text:span><text:span text:style-name="T27">15</text:span><text:span text:style-name="T26"> | 0.3</text:span><text:span text:style-name="T27">5</text:span><text:span text:style-name="T26"> | 0.</text:span><text:span text:style-name="T27">35</text:span><text:span text:style-name="T26"> | 0</text:span></text:p>
      <text:p text:style-name="P50"><text:span text:style-name="T26">Veiled Mountains | 0.1 | 0.</text:span><text:span text:style-name="T27">1</text:span><text:span text:style-name="T26"> | 0.</text:span><text:span text:style-name="T27">4</text:span><text:span text:style-name="T26"> | 0.</text:span><text:span text:style-name="T27">4</text:span><text:span text:style-name="T26"> | 0</text:span></text:p>
      <text:p text:style-name="P50"><text:span text:style-name="T26">Shattered Wastes | 0 | 0.1 | 0.</text:span><text:span text:style-name="T27">3</text:span><text:span text:style-name="T26"> | 0.4 | 0.</text:span><text:span text:style-name="T27">2</text:span></text:p>
      <text:p text:style-name="P50"/>
      <text:p text:style-name="P51">Total points</text:p>
      <text:p text:style-name="P51"/>
      <text:p text:style-name="P52"><text:span text:style-name="T27">Are equal to 120. In the Barrier islands, for example, troublesome enemies are rolls 1-30 (.25*120=30)</text:span></text:p>
      <text:p text:style-name="P52"/>
      <text:p text:style-name="P52"><text:span text:style-name="T27">Then, you add your experience to your roll. For example if you roll 58, but you have exp of 8, then your roll is now 64 (now you will face a formidable enemy, not a dangerous one).</text:span></text:p>
      <text:p text:style-name="P52"/>
      <text:p text:style-name="P54"><text:span text:style-name="T28">– Probabilities of encounter by enemy type </text:span></text:p>
      <text:p text:style-name="P54"><text:span text:style-name="T26">Region | </text:span><text:span text:style-name="T28">Ironlander</text:span><text:span text:style-name="T26"> | </text:span><text:span text:style-name="T28">Firstborn</text:span><text:span text:style-name="T26"> | </text:span><text:span text:style-name="T28">Animal</text:span><text:span text:style-name="T26"> | </text:span><text:span text:style-name="T28">Beast</text:span><text:span text:style-name="T26"> | </text:span><text:span text:style-name="T28">Horror</text:span></text:p>
      <text:p text:style-name="P49">--- | --- | --- | --- | --- | ---</text:p>
      <text:p text:style-name="P54"><text:span text:style-name="T26">Barrier Islands | 0.</text:span><text:span text:style-name="T28">35</text:span><text:span text:style-name="T26"> | 0.</text:span><text:span text:style-name="T28">1</text:span><text:span text:style-name="T26"> | 0.25 | 0.</text:span><text:span text:style-name="T28">1</text:span><text:span text:style-name="T26"> | 0.</text:span><text:span text:style-name="T28">2</text:span></text:p>
      <text:p text:style-name="P54"><text:span text:style-name="T26">Ragged Coast | 0.</text:span><text:span text:style-name="T28">35</text:span><text:span text:style-name="T26"> | 0.</text:span><text:span text:style-name="T28">1</text:span><text:span text:style-name="T26"> | 0.25 | 0.</text:span><text:span text:style-name="T28">1</text:span><text:span text:style-name="T26"> | 0.</text:span><text:span text:style-name="T28">2</text:span></text:p>
      <text:p text:style-name="P54"><text:span text:style-name="T26">Deep Wilds | 0.</text:span><text:span text:style-name="T28">2</text:span><text:span text:style-name="T26"> | 0.</text:span><text:span text:style-name="T28">35</text:span><text:span text:style-name="T26"> | 0.25 | 0.</text:span><text:span text:style-name="T28">1</text:span><text:span text:style-name="T26"> | 0.</text:span><text:span text:style-name="T28">1</text:span></text:p>
      <text:p text:style-name="P54"><text:span text:style-name="T26">Flooded Lands | 0.</text:span><text:span text:style-name="T28">15</text:span><text:span text:style-name="T26"> | 0.</text:span><text:span text:style-name="T28">15</text:span><text:span text:style-name="T26"> | 0.25 | 0.25 | 0.</text:span><text:span text:style-name="T28">2</text:span></text:p>
      <text:p text:style-name="P54"><text:span text:style-name="T26">Havens | 0.</text:span><text:span text:style-name="T28">6</text:span><text:span text:style-name="T26"> | 0.</text:span><text:span text:style-name="T28">1</text:span><text:span text:style-name="T26"> | 0.2 | 0.1 | 0.</text:span><text:span text:style-name="T28">05</text:span></text:p>
      <text:p text:style-name="P54"><text:span text:style-name="T26">Hinterlands | 0.2 | 0.</text:span><text:span text:style-name="T28">3</text:span><text:span text:style-name="T26"> | 0.</text:span><text:span text:style-name="T27">3</text:span><text:span text:style-name="T26"> | 0.</text:span><text:span text:style-name="T28">15</text:span><text:span text:style-name="T26"> | 0.</text:span><text:span text:style-name="T28">15</text:span></text:p>
      <text:p text:style-name="P54"><text:span text:style-name="T26">Tempest Hills | 0.15 | 0.</text:span><text:span text:style-name="T28">2</text:span><text:span text:style-name="T26"> | 0.</text:span><text:span text:style-name="T28">3</text:span><text:span text:style-name="T26"> | 0.</text:span><text:span text:style-name="T28">2</text:span><text:span text:style-name="T26"> | 0.</text:span><text:span text:style-name="T28">15</text:span></text:p>
      <text:p text:style-name="P54"><text:span text:style-name="T26">Veiled Mountains | 0.1 | 0.</text:span><text:span text:style-name="T29">2</text:span><text:span text:style-name="T26"> | 0.</text:span><text:span text:style-name="T29">4</text:span><text:span text:style-name="T26"> | 0.</text:span><text:span text:style-name="T29">3</text:span><text:span text:style-name="T26"> | 0</text:span></text:p>
      <text:p text:style-name="P53"><text:span text:style-name="T26">Shattered Wastes | 0.</text:span><text:span text:style-name="T29">01</text:span><text:span text:style-name="T26"> | 0.</text:span><text:span text:style-name="T29">19</text:span><text:span text:style-name="T26"> | 0.</text:span><text:span text:style-name="T27">3</text:span><text:span text:style-name="T26"> | 0.</text:span><text:span text:style-name="T29">3</text:span><text:span text:style-name="T26"> | 0.</text:span><text:span text:style-name="T27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2:46.633047872</meta:creation-date>
    <meta:editing-duration>PT25M27S</meta:editing-duration>
    <meta:editing-cycles>10</meta:editing-cycles>
    <meta:generator>LibreOffice/6.4.6.2$Linux_X86_64 LibreOffice_project/40$Build-2</meta:generator>
    <dc:date>2021-02-11T09:08:14.135850347</dc:date>
    <meta:document-statistic meta:table-count="0" meta:image-count="0" meta:object-count="0" meta:page-count="5" meta:paragraph-count="236" meta:word-count="1413" meta:character-count="7678" meta:non-whitespace-character-count="6464"/>
  </office:meta>
</office:document-meta>
</file>